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fo:font-size="20pt" style:font-size-asian="20pt" style:font-size-complex="20pt"/>
    </style:style>
    <style:style style:name="T3" style:parent-style-name="Standaardalinea-lettertype" style:family="text">
      <style:text-properties fo:font-weight="bold" style:font-weight-asian="bold" style:font-weight-complex="bold" fo:font-size="20pt" style:font-size-asian="20pt" style:font-size-complex="20pt"/>
    </style:style>
    <style:style style:name="P4" style:parent-style-name="Standaard" style:family="paragraph">
      <style:text-properties fo:hyphenate="true"/>
    </style:style>
    <style:style style:name="T5" style:parent-style-name="Standaardalinea-lettertype" style:family="text">
      <style:text-properties fo:font-weight="bold" style:font-weight-asian="bold" style:font-weight-complex="bold" fo:font-size="20pt" style:font-size-asian="20pt" style:font-size-complex="20pt"/>
    </style:style>
    <style:style style:name="T6" style:parent-style-name="Standaardalinea-lettertype" style:family="text">
      <style:text-properties fo:font-weight="bold" style:font-weight-asian="bold" style:font-weight-complex="bold" fo:font-size="20pt" style:font-size-asian="20pt" style:font-size-complex="20pt"/>
    </style:style>
    <style:style style:name="P7" style:parent-style-name="Standaard" style:family="paragraph">
      <style:text-properties fo:hyphenate="true"/>
    </style:style>
    <style:style style:name="P8" style:parent-style-name="Standaard" style:family="paragraph">
      <style:text-properties fo:hyphenate="true"/>
    </style:style>
    <style:style style:name="P9" style:parent-style-name="Standaard" style:family="paragraph">
      <style:text-properties fo:hyphenate="true"/>
    </style:style>
    <style:style style:name="P10" style:parent-style-name="Standaard" style:family="paragraph">
      <style:text-properties fo:hyphenate="true"/>
    </style:style>
    <style:style style:name="T11" style:parent-style-name="Standaardalinea-lettertype" style:family="text">
      <style:text-properties fo:font-weight="bold" style:font-weight-asian="bold" style:font-weight-complex="bold" fo:font-size="20pt" style:font-size-asian="20pt" style:font-size-complex="20pt"/>
    </style:style>
    <style:style style:name="P12" style:parent-style-name="Standaard" style:family="paragraph">
      <style:text-properties fo:hyphenate="true"/>
    </style:style>
  </office:automatic-styles>
  <office:body>
    <office:text text:use-soft-page-breaks="true">
      <text:p text:style-name="P1"><text:span text:style-name="T2">Vragenlijst klanten gesprek</text:span><text:span text:style-name="T3"><text:s/>1</text:span><text:line-break/><text:line-break/>Wat is het doel van de vernieuwde webwinkel? Wilt u meer producten verkopen of uw klantenbestand uitbreiden?<text:s/><text:line-break/><text:line-break/>Antwoordt = De klant wilt voor nu de huidige dingen kunnen verkopen alleen later wilt de klant meer kunnen toevoegen.</text:p>
      <text:p text:style-name="Standaard"/>
      <text:p text:style-name="Standaard">Wat voor soort producten of diensten biedt u aan en wie is uw doelgroep?</text:p>
      <text:p text:style-name="Standaard"/>
      <text:p text:style-name="Standaard">Antwoordt = De doelgroep zijn voor nu de huidige klanten en als er meer klanten bij betrokken is het altijd lekker meegenomen.</text:p>
      <text:p text:style-name="Standaard"/>
      <text:p text:style-name="Standaard">Heeft u al een idee van hoe de nieuwe website eruit zou moeten zien? Heeft u bepaalde voorkeuren voor de kleuren, lay-out of ontwerp?</text:p>
      <text:p text:style-name="Standaard"/>
      <text:p text:style-name="Standaard">Antwoordt = De klant heeft nog geen idee hoe alles moet maar we hadden afgesproken over een ontwerp die we zouden aantonen en als die goed gekeurd werd dat zouden we eraan beginnen. Het moet zoiezo beter eruit zien dan wat er nu is.</text:p>
      <text:p text:style-name="Standaard"/>
      <text:p text:style-name="Standaard">Heeft u al een bestaande website die u wilt upgraden of wilt u een geheel nieuwe website maken?</text:p>
      <text:p text:style-name="Standaard"/>
      <text:p text:style-name="Standaard">Antwoordt = De klant heeft een oude website maar de klant heeft aangegeven dat er een nieuwe website gemaakt moet worden.</text:p>
      <text:p text:style-name="Standaard"/>
      <text:p text:style-name="Standaard">Bent u van plan om de website zelf te beheren of wilt u dat wij deze voor u beheren?</text:p>
      <text:p text:style-name="Standaard"/>
      <text:p text:style-name="Standaard">Antwoordt = We hadden de klant gevraagd voor eigen beheer of of wij het moesten beheren en de klant gaf aan dat wij het moesten doen.</text:p>
      <text:p text:style-name="Standaard"/>
      <text:p text:style-name="Standaard">Heeft u al een Facebook-pagina voor uw bedrijf? Zo ja, wilt u dat deze geïntegreerd wordt in uw nieuwe webwinkel?</text:p>
      <text:p text:style-name="Standaard">Antwoordt = De klant heeft sociaal media dus wij moeten niks aan maken alleen kopellen aan de site</text:p>
      <text:p text:style-name="Standaard"/>
      <text:p text:style-name="Standaard"/>
      <text:p text:style-name="Standaard">Wilt u dat de webwinkel meertalig is of richt u zich alleen op een Nederlandstalig publiek?</text:p>
      <text:p text:style-name="Standaard"/>
      <text:p text:style-name="Standaard">Antwoordt = Het moet voor nu Nederlands zijn maar het mocht ook direct internationaal.</text:p>
      <text:p text:style-name="Standaard"/>
      <text:p text:style-name="Standaard">Welke betaalmethoden wilt u aanbieden op uw webwinkel?</text:p>
      <text:p text:style-name="Standaard"/>
      <text:p text:style-name="Standaard">Antwoordt = Betaalmethode met creditcard en visa dat je met ideal kon betalen.</text:p>
      <text:p text:style-name="Standaard"/>
      <text:p text:style-name="Standaard">Heeft u al een marketingstrategie bedacht voor uw nieuwe webwinkel?</text:p>
      <text:p text:style-name="Standaard"/>
      <text:p text:style-name="Standaard">Antwoordt = Genoeg adverteren en dingen verkopen en actief blijven met de klanten.</text:p>
      <text:p text:style-name="Standaard"/>
      <text:p text:style-name="P4"><text:span text:style-name="T5">Vragenlijst klanten gesprek</text:span><text:span text:style-name="T6"><text:s/>2</text:span><text:line-break/><text:line-break/></text:p>
      <text:p text:style-name="P7">De prijzen van de stenen en diensten = De antwoordt is dat het in teams staat.<text:line-break/><text:line-break/>Feedback op de eerste zicht van de site = Was dat er alleen kleuren aangepast moesten worden en dat is gedaan.</text:p>
      <text:p text:style-name="P8"/>
      <text:p text:style-name="P9"/>
      <text:p text:style-name="P10"><text:span text:style-name="T11">Vragenlijst klanten gesprek 3</text:span><text:line-break/><text:line-break/>- Feedback op de laatste uitzicht van de site.<text:line-break/>Antwoordt = Feedback verwerkt<text:line-break/>- Wat de contact pagina precies moet bevatten.<text:line-break/>Antwoordt = Als het er mooi uitzacht dan was het goed en als het voldoend aan de kleuren van de logo.<text:line-break/>-<text:s/>We een diensten drop down mochten gebruiken.<text:line-break/>Antwoordt = Is wel handig als het effectief werkt.<text:s/><text:line-break/></text:p>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l Dogan</meta:initial-creator>
    <dc:creator>Halil</dc:creator>
    <meta:creation-date>2023-05-24T09:39:00Z</meta:creation-date>
    <dc:date>2023-06-25T11:08:00Z</dc:date>
    <meta:template xlink:href="Normal" xlink:type="simple"/>
    <meta:editing-cycles>5</meta:editing-cycles>
    <meta:editing-duration>PT1140S</meta:editing-duration>
    <meta:document-statistic meta:page-count="2" meta:paragraph-count="5" meta:word-count="390" meta:character-count="2536" meta:row-count="17" meta:non-whitespace-character-count="2151"/>
  </office:meta>
</office:document-meta>
</file>